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top="0cm" fo:margin-bottom="0.199cm" fo:line-height="150%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font-size="12pt" fo:language="en" fo:country="US" style:font-size-asian="12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87cm" svg:height="0.79cm" draw:z-index="0"><draw:image xlink:href="../../odt_eng/images/0035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Discontinuity improvemen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69cm" svg:height="1.319cm" draw:z-index="0"><draw:image xlink:href="../../odt_eng/images/0035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performs a forced variation of integration step, when value of input signal is crossing a preset value. At the same time 1 is generated at the unit output if the transfer condition is fulfilled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5711467843243180738" text:style-name="L1">
              <text:list-item>
                <text:p text:style-name="P6"><text:span text:style-name="Основной_20_шрифт_20_абзаца"><text:span text:style-name="T1">Cross-over level – vector of values for every element of the input </text:span></text:span><text:span text:style-name="Основной_20_шрифт_20_абзаца"><text:span text:style-name="T4">vector, </text:span></text:span><text:span text:style-name="Основной_20_шрифт_20_абзаца"><text:span text:style-name="T5">whereby</text:span></text:span><text:span text:style-name="Основной_20_шрифт_20_абзаца"><text:span text:style-name="T1"> the integration step correction occurs.</text:span></text:span></text:p>
              </text:list-item>
              <text:list-item>
                <text:p text:style-name="P7">Transfer direction indicator (1,-1) – vector of direction flags for transfer being improved for every element of input vector: -1 – up-transfer, 1 – down- transfer.</text:p>
              </text:list-item>
              <text:list-item>
                <text:p text:style-name="P7">Temporal transfer accuracy – vector of transfer accuracy for every element of input vector.</text:p>
              </text:list-item>
            </text:list>
            <text:p text:style-name="P4">Unit output dimension is equal to the input dimension. At every of the output elements 1 is generated if the transfer-over-value condition is fulfilled. </text:p>
          </table:table-cell>
          <table:covered-table-cell/>
        </table:table-row>
      </table:table>
      <text:p text:style-name="P5"><text:span text:style-name="Основной_20_шрифт_20_абзаца"><text:span text:style-name="T6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Уточнение разрыва</dc:title>
    <meta:creation-date>2012-04-12T11:51:00Z</meta:creation-date>
    <dc:date>2012-04-25T10:05:51.88</dc:date>
    <meta:editing-cycles>11</meta:editing-cycles>
    <meta:editing-duration>PT7H43M11S</meta:editing-duration>
    <meta:document-statistic meta:table-count="1" meta:image-count="2" meta:object-count="0" meta:page-count="1" meta:paragraph-count="13" meta:word-count="132" meta:character-count="80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35.odt/Normal.dotm"/>
  </office:meta>
</office:document-meta>
</file>